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9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14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Fine_20_Dashed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marker-end="Arrowheads_20_1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8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dash" draw:stroke-dash="Ultrafine_20_Dashed"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ellipse text:anchor-type="paragraph" draw:z-index="1" draw:style-name="gr1" draw:text-style-name="P1" svg:width="3.5169in" svg:height="1.263in" svg:x="1.122in" svg:y="0in"><text:p/></draw:ellipse></text:p>
      <text:p text:style-name="Standard"/>
      <text:p text:style-name="Standard"><draw:frame text:anchor-type="paragraph" draw:z-index="5" draw:style-name="gr2" draw:text-style-name="P2" svg:width="2.4268in" svg:height="0.3925in" svg:x="1.661in" svg:y="0.0945in"><draw:text-box><text:p text:style-name="P1"><text:span text:style-name="T1">MATING POOL</text:span></text:p></draw:text-box></draw:frame></text:p>
      <text:p text:style-name="Standard"/>
      <text:p text:style-name="Standard"/>
      <text:p text:style-name="Standard"/>
      <text:p text:style-name="Standard"><draw:line text:anchor-type="paragraph" draw:z-index="13" draw:style-name="gr7" draw:text-style-name="P1" svg:x1="2.911in" svg:y1="0.6606in" svg:x2="2.911in" svg:y2="0.1126in"><text:p/></draw:line></text:p>
      <text:p text:style-name="Standard"/>
      <text:p text:style-name="Standard"><draw:ellipse text:anchor-type="paragraph" draw:z-index="0" draw:style-name="gr1" draw:text-style-name="P1" svg:width="0.637in" svg:height="0.3925in" svg:x="1.0118in" svg:y="1.0646in"><text:p/></draw:ellipse><draw:ellipse text:anchor-type="paragraph" draw:z-index="2" draw:style-name="gr1" draw:text-style-name="P1" svg:width="0.637in" svg:height="0.3925in" svg:x="2.5866in" svg:y="1.0646in"><text:p/></draw:ellipse><draw:ellipse text:anchor-type="paragraph" draw:z-index="3" draw:style-name="gr1" draw:text-style-name="P1" svg:width="0.637in" svg:height="0.3925in" svg:x="4.1618in" svg:y="1.0646in"><text:p/></draw:ellipse><draw:ellipse text:anchor-type="paragraph" draw:z-index="4" draw:style-name="gr1" draw:text-style-name="P1" svg:width="0.637in" svg:height="0.3925in" svg:x="2.5866in" svg:y="0.2772in"><text:p/></draw:ellipse><draw:frame text:anchor-type="paragraph" draw:z-index="6" draw:style-name="gr3" draw:text-style-name="P3" svg:width="0.2579in" svg:height="0.2567in" svg:x="1.2071in" svg:y="1.1165in"><draw:text-box><text:p text:style-name="P1"><text:span text:style-name="T2">x</text:span></text:p></draw:text-box></draw:frame><draw:frame text:anchor-type="paragraph" draw:z-index="7" draw:style-name="gr3" draw:text-style-name="P3" svg:width="0.2579in" svg:height="0.2567in" svg:x="2.7819in" svg:y="1.1165in"><draw:text-box><text:p text:style-name="P1"><text:span text:style-name="T2">y</text:span></text:p></draw:text-box></draw:frame><draw:frame text:anchor-type="paragraph" draw:z-index="8" draw:style-name="gr3" draw:text-style-name="P3" svg:width="0.2579in" svg:height="0.2567in" svg:x="4.3571in" svg:y="1.1165in"><draw:text-box><text:p text:style-name="P1"><text:span text:style-name="T2">z</text:span></text:p></draw:text-box></draw:frame><draw:frame text:anchor-type="paragraph" draw:z-index="9" draw:style-name="gr3" draw:text-style-name="P3" svg:width="0.2579in" svg:height="0.2567in" svg:x="2.7819in" svg:y="0.3291in"><draw:text-box><text:p text:style-name="P1"><text:span text:style-name="T2">x</text:span></text:p></draw:text-box></draw:frame><draw:rect text:anchor-type="paragraph" draw:z-index="10" draw:style-name="gr4" draw:text-style-name="P1" svg:width="4.3016in" svg:height="0.6614in" svg:x="0.7665in" svg:y="0.9181in"><text:p/></draw:rect><draw:line text:anchor-type="paragraph" draw:z-index="11" draw:style-name="gr5" draw:text-style-name="P1" svg:x1="1.4035in" svg:y1="1.0646in" svg:x2="2.6661in" svg:y2="0.5626in"><text:p/></draw:line><draw:frame text:anchor-type="paragraph" draw:z-index="12" draw:style-name="gr6" draw:text-style-name="P4" svg:width="0.7969in" svg:height="0.2823in" draw:transform="rotate (0.31712632508737) translate (1.47708333333333in 0.69375in)"><draw:text-box><text:p text:style-name="P1"><text:span text:style-name="T3">Fittest</text:span></text:p></draw:text-box></draw:frame><draw:frame text:anchor-type="paragraph" draw:z-index="14" draw:style-name="gr8" draw:text-style-name="P5" svg:width="1.8016in" svg:height="0.2453in" svg:x="2.911in" svg:y="0.011in"><draw:text-box><text:p text:style-name="P1"><text:span text:style-name="T4">Add to the mating pool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1799in"/>
    <draw:stroke-dash draw:name="Ultrafine_20_2_20_Dots_20_3_20_Dashes" draw:display-name="Ultrafine 2 Dots 3 Dashes" draw:style="rect" draw:dots1="2" draw:dots1-length="0.0201in" draw:dots2="3" draw:dots2-length="0.1in" draw:distance="0.05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2:18:21.449237829</meta:creation-date>
    <dc:date>2015-09-09T19:21:14.005316344</dc:date>
    <meta:editing-duration>PT1M5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